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.538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/media/navid/D410CF4E10CF3670/00Khazaee-DONotDelete-09132943946/DB/newcut-data/vids-1080/10.mp4:-dtf-H-sal </text:p>
          </table:table-cell>
          <table:table-cell office:value-type="float" office:value="0.544681" calcext:value-type="float">
            <text:p>0.544681</text:p>
          </table:table-cell>
          <table:table-cell office:value-type="float" office:value="0.165991" calcext:value-type="float">
            <text:p>0.165991</text:p>
          </table:table-cell>
          <table:table-cell office:value-type="string" calcext:value-type="string">
            <text:p>dtf-H-sal@neg 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0304819" calcext:value-type="float">
            <text:p>0.0304819</text:p>
          </table:table-cell>
          <table:table-cell office:value-type="float" office:value="304" calcext:value-type="float">
            <text:p>304</text:p>
          </table:table-cell>
          <table:table-cell table:formula="of:=SUMPRODUCT([.B1:.B28];[.G1:.G28])/SUM([.G1:.G28])" office:value-type="float" office:value="0.578438852434929" calcext:value-type="float">
            <text:p>0.5784388524</text:p>
          </table:table-cell>
          <table:table-cell table:formula="of:=SUMPRODUCT([.C1:.C28];[.G1:.G28])/SUM([.G1:.G28])" office:value-type="float" office:value="0.253234321228659" calcext:value-type="float">
            <text:p>0.2532343212</text:p>
          </table:table-cell>
          <table:table-cell/>
          <table:table-cell table:formula="of:=SUMPRODUCT([.E1:.E28];[.G1:.G28])/SUM([.G1:.G28])" office:value-type="float" office:value="0.144899414707529" calcext:value-type="float">
            <text:p>0.1448994147</text:p>
          </table:table-cell>
          <table:table-cell table:formula="of:=SUMPRODUCT([.F1:.F28];[.G1:.G28])/SUM([.G1:.G28])" office:value-type="float" office:value="0.0356308487993283" calcext:value-type="float">
            <text:p>0.0356308488</text:p>
          </table:table-cell>
        </table:table-row>
        <table:table-row table:style-name="ro1">
          <table:table-cell office:value-type="string" calcext:value-type="string">
            <text:p>/media/navid/D410CF4E10CF3670/00Khazaee-DONotDelete-09132943946/DB/newcut-data/vids-1080/13.mp4:-dtf-H-sal </text:p>
          </table:table-cell>
          <table:table-cell office:value-type="float" office:value="0.350462" calcext:value-type="float">
            <text:p>0.350462</text:p>
          </table:table-cell>
          <table:table-cell office:value-type="float" office:value="0.272199" calcext:value-type="float">
            <text:p>0.272199</text:p>
          </table:table-cell>
          <table:table-cell office:value-type="string" calcext:value-type="string">
            <text:p>dtf-H-sal@neg </text:p>
          </table:table-cell>
          <table:table-cell office:value-type="float" office:value="0.169332" calcext:value-type="float">
            <text:p>0.169332</text:p>
          </table:table-cell>
          <table:table-cell office:value-type="float" office:value="0.0296031" calcext:value-type="float">
            <text:p>0.0296031</text:p>
          </table:table-cell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4.mp4:-dtf-H-sal </text:p>
          </table:table-cell>
          <table:table-cell office:value-type="float" office:value="0.505863" calcext:value-type="float">
            <text:p>0.505863</text:p>
          </table:table-cell>
          <table:table-cell office:value-type="float" office:value="0.240022" calcext:value-type="float">
            <text:p>0.240022</text:p>
          </table:table-cell>
          <table:table-cell office:value-type="string" calcext:value-type="string">
            <text:p>dtf-H-sal@neg </text:p>
          </table:table-cell>
          <table:table-cell office:value-type="float" office:value="0.163078" calcext:value-type="float">
            <text:p>0.163078</text:p>
          </table:table-cell>
          <table:table-cell office:value-type="float" office:value="0.0426715" calcext:value-type="float">
            <text:p>0.0426715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5.mp4:-dtf-H-sal </text:p>
          </table:table-cell>
          <table:table-cell office:value-type="float" office:value="0.352901" calcext:value-type="float">
            <text:p>0.352901</text:p>
          </table:table-cell>
          <table:table-cell office:value-type="float" office:value="0.18414" calcext:value-type="float">
            <text:p>0.18414</text:p>
          </table:table-cell>
          <table:table-cell office:value-type="string" calcext:value-type="string">
            <text:p>dtf-H-sal@neg </text:p>
          </table:table-cell>
          <table:table-cell office:value-type="float" office:value="0.128423" calcext:value-type="float">
            <text:p>0.128423</text:p>
          </table:table-cell>
          <table:table-cell office:value-type="float" office:value="0.0216621" calcext:value-type="float">
            <text:p>0.0216621</text:p>
          </table:table-cell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6.mp4:-dtf-H-sal </text:p>
          </table:table-cell>
          <table:table-cell office:value-type="float" office:value="0.447003" calcext:value-type="float">
            <text:p>0.447003</text:p>
          </table:table-cell>
          <table:table-cell office:value-type="float" office:value="0.231998" calcext:value-type="float">
            <text:p>0.231998</text:p>
          </table:table-cell>
          <table:table-cell office:value-type="string" calcext:value-type="string">
            <text:p>dtf-H-sal@neg </text:p>
          </table:table-cell>
          <table:table-cell office:value-type="float" office:value="0.139349" calcext:value-type="float">
            <text:p>0.139349</text:p>
          </table:table-cell>
          <table:table-cell office:value-type="float" office:value="0.0175711" calcext:value-type="float">
            <text:p>0.0175711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7.mp4:-dtf-H-sal </text:p>
          </table:table-cell>
          <table:table-cell office:value-type="float" office:value="0.538075" calcext:value-type="float">
            <text:p>0.538075</text:p>
          </table:table-cell>
          <table:table-cell office:value-type="float" office:value="0.249212" calcext:value-type="float">
            <text:p>0.249212</text:p>
          </table:table-cell>
          <table:table-cell office:value-type="string" calcext:value-type="string">
            <text:p>dtf-H-sal@neg </text:p>
          </table:table-cell>
          <table:table-cell office:value-type="float" office:value="0.195855" calcext:value-type="float">
            <text:p>0.195855</text:p>
          </table:table-cell>
          <table:table-cell office:value-type="float" office:value="0.0303693" calcext:value-type="float">
            <text:p>0.0303693</text:p>
          </table:table-cell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8.mp4:-dtf-H-sal 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0.202963" calcext:value-type="float">
            <text:p>0.202963</text:p>
          </table:table-cell>
          <table:table-cell office:value-type="string" calcext:value-type="string">
            <text:p>dtf-H-sal@neg </text:p>
          </table:table-cell>
          <table:table-cell office:value-type="float" office:value="0.141836" calcext:value-type="float">
            <text:p>0.141836</text:p>
          </table:table-cell>
          <table:table-cell office:value-type="float" office:value="0.0280911" calcext:value-type="float">
            <text:p>0.0280911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9.mp4:-dtf-H-sal </text:p>
          </table:table-cell>
          <table:table-cell office:value-type="float" office:value="0.588988" calcext:value-type="float">
            <text:p>0.588988</text:p>
          </table:table-cell>
          <table:table-cell office:value-type="float" office:value="0.232057" calcext:value-type="float">
            <text:p>0.232057</text:p>
          </table:table-cell>
          <table:table-cell office:value-type="string" calcext:value-type="string">
            <text:p>dtf-H-sal@neg </text:p>
          </table:table-cell>
          <table:table-cell office:value-type="float" office:value="0.140409" calcext:value-type="float">
            <text:p>0.140409</text:p>
          </table:table-cell>
          <table:table-cell office:value-type="float" office:value="0.0458299" calcext:value-type="float">
            <text:p>0.0458299</text:p>
          </table:table-cell>
          <table:table-cell office:value-type="float" office:value="1398" calcext:value-type="float">
            <text:p>1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.mp4:-dtf-H-sal </text:p>
          </table:table-cell>
          <table:table-cell office:value-type="float" office:value="0.612964" calcext:value-type="float">
            <text:p>0.612964</text:p>
          </table:table-cell>
          <table:table-cell office:value-type="float" office:value="0.241589" calcext:value-type="float">
            <text:p>0.241589</text:p>
          </table:table-cell>
          <table:table-cell office:value-type="string" calcext:value-type="string">
            <text:p>dtf-H-sal@neg </text:p>
          </table:table-cell>
          <table:table-cell office:value-type="float" office:value="0.055791" calcext:value-type="float">
            <text:p>0.055791</text:p>
          </table:table-cell>
          <table:table-cell office:value-type="float" office:value="0.0245433" calcext:value-type="float">
            <text:p>0.0245433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0.mp4:-dtf-H-sal </text:p>
          </table:table-cell>
          <table:table-cell office:value-type="float" office:value="0.344545" calcext:value-type="float">
            <text:p>0.344545</text:p>
          </table:table-cell>
          <table:table-cell office:value-type="float" office:value="0.317649" calcext:value-type="float">
            <text:p>0.317649</text:p>
          </table:table-cell>
          <table:table-cell office:value-type="string" calcext:value-type="string">
            <text:p>dtf-H-sal@neg </text:p>
          </table:table-cell>
          <table:table-cell office:value-type="float" office:value="0.120814" calcext:value-type="float">
            <text:p>0.120814</text:p>
          </table:table-cell>
          <table:table-cell office:value-type="float" office:value="0.0306231" calcext:value-type="float">
            <text:p>0.0306231</text:p>
          </table:table-cell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2.mp4:-dtf-H-sal </text:p>
          </table:table-cell>
          <table:table-cell office:value-type="float" office:value="0.692355" calcext:value-type="float">
            <text:p>0.692355</text:p>
          </table:table-cell>
          <table:table-cell office:value-type="float" office:value="0.239449" calcext:value-type="float">
            <text:p>0.239449</text:p>
          </table:table-cell>
          <table:table-cell office:value-type="string" calcext:value-type="string">
            <text:p>dtf-H-sal@neg </text:p>
          </table:table-cell>
          <table:table-cell office:value-type="float" office:value="0.159835" calcext:value-type="float">
            <text:p>0.159835</text:p>
          </table:table-cell>
          <table:table-cell office:value-type="float" office:value="0.0360553" calcext:value-type="float">
            <text:p>0.0360553</text:p>
          </table:table-cell>
          <table:table-cell office:value-type="float" office:value="1657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4.mp4:-dtf-H-sal </text:p>
          </table:table-cell>
          <table:table-cell office:value-type="float" office:value="0.506823" calcext:value-type="float">
            <text:p>0.506823</text:p>
          </table:table-cell>
          <table:table-cell office:value-type="float" office:value="0.317531" calcext:value-type="float">
            <text:p>0.317531</text:p>
          </table:table-cell>
          <table:table-cell office:value-type="string" calcext:value-type="string">
            <text:p>dtf-H-sal@neg </text:p>
          </table:table-cell>
          <table:table-cell office:value-type="float" office:value="0.174696" calcext:value-type="float">
            <text:p>0.174696</text:p>
          </table:table-cell>
          <table:table-cell office:value-type="float" office:value="0.0392838" calcext:value-type="float">
            <text:p>0.0392838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5.mp4:-dtf-H-sal </text:p>
          </table:table-cell>
          <table:table-cell office:value-type="float" office:value="0.574012" calcext:value-type="float">
            <text:p>0.574012</text:p>
          </table:table-cell>
          <table:table-cell office:value-type="float" office:value="0.276993" calcext:value-type="float">
            <text:p>0.276993</text:p>
          </table:table-cell>
          <table:table-cell office:value-type="string" calcext:value-type="string">
            <text:p>dtf-H-sal@neg </text:p>
          </table:table-cell>
          <table:table-cell office:value-type="float" office:value="0.172647" calcext:value-type="float">
            <text:p>0.172647</text:p>
          </table:table-cell>
          <table:table-cell office:value-type="float" office:value="0.0504281" calcext:value-type="float">
            <text:p>0.0504281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6.mp4:-dtf-H-sal </text:p>
          </table:table-cell>
          <table:table-cell office:value-type="float" office:value="0.355091" calcext:value-type="float">
            <text:p>0.355091</text:p>
          </table:table-cell>
          <table:table-cell office:value-type="float" office:value="0.203138" calcext:value-type="float">
            <text:p>0.203138</text:p>
          </table:table-cell>
          <table:table-cell office:value-type="string" calcext:value-type="string">
            <text:p>dtf-H-sal@neg </text:p>
          </table:table-cell>
          <table:table-cell office:value-type="float" office:value="0.132789" calcext:value-type="float">
            <text:p>0.132789</text:p>
          </table:table-cell>
          <table:table-cell office:value-type="float" office:value="0.0340752" calcext:value-type="float">
            <text:p>0.0340752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8.mp4:-dtf-H-sal </text:p>
          </table:table-cell>
          <table:table-cell office:value-type="float" office:value="0.29582" calcext:value-type="float">
            <text:p>0.29582</text:p>
          </table:table-cell>
          <table:table-cell office:value-type="float" office:value="0.367189" calcext:value-type="float">
            <text:p>0.367189</text:p>
          </table:table-cell>
          <table:table-cell office:value-type="string" calcext:value-type="string">
            <text:p>dtf-H-sal@neg </text:p>
          </table:table-cell>
          <table:table-cell office:value-type="float" office:value="0.140922" calcext:value-type="float">
            <text:p>0.140922</text:p>
          </table:table-cell>
          <table:table-cell office:value-type="float" office:value="0.028611" calcext:value-type="float">
            <text:p>0.028611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.mp4:-dtf-H-sal </text:p>
          </table:table-cell>
          <table:table-cell office:value-type="float" office:value="0.364632" calcext:value-type="float">
            <text:p>0.364632</text:p>
          </table:table-cell>
          <table:table-cell office:value-type="float" office:value="0.267067" calcext:value-type="float">
            <text:p>0.267067</text:p>
          </table:table-cell>
          <table:table-cell office:value-type="string" calcext:value-type="string">
            <text:p>dtf-H-sal@neg </text:p>
          </table:table-cell>
          <table:table-cell office:value-type="float" office:value="0.120228" calcext:value-type="float">
            <text:p>0.120228</text:p>
          </table:table-cell>
          <table:table-cell office:value-type="float" office:value="0.0285964" calcext:value-type="float">
            <text:p>0.0285964</text:p>
          </table:table-cell>
          <table:table-cell office:value-type="float" office:value="1181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3.mp4:-dtf-H-sal </text:p>
          </table:table-cell>
          <table:table-cell office:value-type="float" office:value="0.861614" calcext:value-type="float">
            <text:p>0.861614</text:p>
          </table:table-cell>
          <table:table-cell office:value-type="float" office:value="0.176866" calcext:value-type="float">
            <text:p>0.176866</text:p>
          </table:table-cell>
          <table:table-cell office:value-type="string" calcext:value-type="string">
            <text:p>dtf-H-sal@neg </text:p>
          </table:table-cell>
          <table:table-cell office:value-type="float" office:value="0.222935" calcext:value-type="float">
            <text:p>0.222935</text:p>
          </table:table-cell>
          <table:table-cell office:value-type="float" office:value="0.0472405" calcext:value-type="float">
            <text:p>0.0472405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5.mp4:-dtf-H-sal </text:p>
          </table:table-cell>
          <table:table-cell office:value-type="float" office:value="0.938538" calcext:value-type="float">
            <text:p>0.938538</text:p>
          </table:table-cell>
          <table:table-cell office:value-type="float" office:value="0.126126" calcext:value-type="float">
            <text:p>0.126126</text:p>
          </table:table-cell>
          <table:table-cell office:value-type="string" calcext:value-type="string">
            <text:p>dtf-H-sal@neg </text:p>
          </table:table-cell>
          <table:table-cell office:value-type="float" office:value="0.183083" calcext:value-type="float">
            <text:p>0.183083</text:p>
          </table:table-cell>
          <table:table-cell office:value-type="float" office:value="0.0379192" calcext:value-type="float">
            <text:p>0.0379192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6-31old.mp4:-dtf-H-sal </text:p>
          </table:table-cell>
          <table:table-cell office:value-type="float" office:value="0.790275" calcext:value-type="float">
            <text:p>0.790275</text:p>
          </table:table-cell>
          <table:table-cell office:value-type="float" office:value="0.301566" calcext:value-type="float">
            <text:p>0.301566</text:p>
          </table:table-cell>
          <table:table-cell office:value-type="string" calcext:value-type="string">
            <text:p>dtf-H-sal@neg </text:p>
          </table:table-cell>
          <table:table-cell office:value-type="float" office:value="0.152678" calcext:value-type="float">
            <text:p>0.152678</text:p>
          </table:table-cell>
          <table:table-cell office:value-type="float" office:value="0.0403036" calcext:value-type="float">
            <text:p>0.0403036</text:p>
          </table:table-cell>
          <table:table-cell office:value-type="float" office:value="1823" calcext:value-type="float">
            <text:p>1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.mp4:-dtf-H-sal </text:p>
          </table:table-cell>
          <table:table-cell office:value-type="float" office:value="0.474174" calcext:value-type="float">
            <text:p>0.474174</text:p>
          </table:table-cell>
          <table:table-cell office:value-type="float" office:value="0.344858" calcext:value-type="float">
            <text:p>0.344858</text:p>
          </table:table-cell>
          <table:table-cell office:value-type="string" calcext:value-type="string">
            <text:p>dtf-H-sal@neg </text:p>
          </table:table-cell>
          <table:table-cell office:value-type="float" office:value="0.191592" calcext:value-type="float">
            <text:p>0.191592</text:p>
          </table:table-cell>
          <table:table-cell office:value-type="float" office:value="0.0647958" calcext:value-type="float">
            <text:p>0.0647958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8.mp4:-dtf-H-sal </text:p>
          </table:table-cell>
          <table:table-cell office:value-type="float" office:value="0.439957" calcext:value-type="float">
            <text:p>0.439957</text:p>
          </table:table-cell>
          <table:table-cell office:value-type="float" office:value="0.244571" calcext:value-type="float">
            <text:p>0.244571</text:p>
          </table:table-cell>
          <table:table-cell office:value-type="string" calcext:value-type="string">
            <text:p>dtf-H-sal@neg </text:p>
          </table:table-cell>
          <table:table-cell office:value-type="float" office:value="0.0262647" calcext:value-type="float">
            <text:p>0.0262647</text:p>
          </table:table-cell>
          <table:table-cell office:value-type="float" office:value="0.00953488" calcext:value-type="float">
            <text:p>0.00953488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.mp4:-dtf-H-sal </text:p>
          </table:table-cell>
          <table:table-cell office:value-type="float" office:value="0.32074" calcext:value-type="float">
            <text:p>0.32074</text:p>
          </table:table-cell>
          <table:table-cell office:value-type="float" office:value="0.210537" calcext:value-type="float">
            <text:p>0.210537</text:p>
          </table:table-cell>
          <table:table-cell office:value-type="string" calcext:value-type="string">
            <text:p>dtf-H-sal@neg </text:p>
          </table:table-cell>
          <table:table-cell office:value-type="float" office:value="0.217356" calcext:value-type="float">
            <text:p>0.217356</text:p>
          </table:table-cell>
          <table:table-cell office:value-type="float" office:value="0.0361874" calcext:value-type="float">
            <text:p>0.0361874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5.mp4:-dtf-H-sal </text:p>
          </table:table-cell>
          <table:table-cell office:value-type="float" office:value="0.730953" calcext:value-type="float">
            <text:p>0.730953</text:p>
          </table:table-cell>
          <table:table-cell office:value-type="float" office:value="0.325326" calcext:value-type="float">
            <text:p>0.325326</text:p>
          </table:table-cell>
          <table:table-cell office:value-type="string" calcext:value-type="string">
            <text:p>dtf-H-sal@neg </text:p>
          </table:table-cell>
          <table:table-cell office:value-type="float" office:value="0.159849" calcext:value-type="float">
            <text:p>0.159849</text:p>
          </table:table-cell>
          <table:table-cell office:value-type="float" office:value="0.0392938" calcext:value-type="float">
            <text:p>0.0392938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68.mp4:-dtf-H-sal </text:p>
          </table:table-cell>
          <table:table-cell office:value-type="float" office:value="0.777979" calcext:value-type="float">
            <text:p>0.777979</text:p>
          </table:table-cell>
          <table:table-cell office:value-type="float" office:value="0.158035" calcext:value-type="float">
            <text:p>0.158035</text:p>
          </table:table-cell>
          <table:table-cell office:value-type="string" calcext:value-type="string">
            <text:p>dtf-H-sal@neg </text:p>
          </table:table-cell>
          <table:table-cell office:value-type="float" office:value="0.0593713" calcext:value-type="float">
            <text:p>0.0593713</text:p>
          </table:table-cell>
          <table:table-cell office:value-type="float" office:value="0.0133102" calcext:value-type="float">
            <text:p>0.0133102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7.mp4:-dtf-H-sal </text:p>
          </table:table-cell>
          <table:table-cell office:value-type="float" office:value="0.813426" calcext:value-type="float">
            <text:p>0.813426</text:p>
          </table:table-cell>
          <table:table-cell office:value-type="float" office:value="0.168079" calcext:value-type="float">
            <text:p>0.168079</text:p>
          </table:table-cell>
          <table:table-cell office:value-type="string" calcext:value-type="string">
            <text:p>dtf-H-sal@neg </text:p>
          </table:table-cell>
          <table:table-cell office:value-type="float" office:value="0.0812001" calcext:value-type="float">
            <text:p>0.0812001</text:p>
          </table:table-cell>
          <table:table-cell office:value-type="float" office:value="0.0339336" calcext:value-type="float">
            <text:p>0.0339336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9.mp4:-dtf-H-sal </text:p>
          </table:table-cell>
          <table:table-cell office:value-type="float" office:value="0.869661" calcext:value-type="float">
            <text:p>0.869661</text:p>
          </table:table-cell>
          <table:table-cell office:value-type="float" office:value="0.0902455" calcext:value-type="float">
            <text:p>0.0902455</text:p>
          </table:table-cell>
          <table:table-cell office:value-type="string" calcext:value-type="string">
            <text:p>dtf-H-sal@neg </text:p>
          </table:table-cell>
          <table:table-cell office:value-type="float" office:value="0.0936102" calcext:value-type="float">
            <text:p>0.0936102</text:p>
          </table:table-cell>
          <table:table-cell office:value-type="float" office:value="0.0673585" calcext:value-type="float">
            <text:p>0.0673585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.mp4:-dtf-H-sal </text:p>
          </table:table-cell>
          <table:table-cell office:value-type="float" office:value="0.856023" calcext:value-type="float">
            <text:p>0.856023</text:p>
          </table:table-cell>
          <table:table-cell office:value-type="float" office:value="0.296035" calcext:value-type="float">
            <text:p>0.296035</text:p>
          </table:table-cell>
          <table:table-cell office:value-type="string" calcext:value-type="string">
            <text:p>dtf-H-sal@neg </text:p>
          </table:table-cell>
          <table:table-cell office:value-type="float" office:value="0.110951" calcext:value-type="float">
            <text:p>0.110951</text:p>
          </table:table-cell>
          <table:table-cell office:value-type="float" office:value="0.0359442" calcext:value-type="float">
            <text:p>0.0359442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8.mp4:-dtf-H-sal </text:p>
          </table:table-cell>
          <table:table-cell office:value-type="float" office:value="0.694155" calcext:value-type="float">
            <text:p>0.694155</text:p>
          </table:table-cell>
          <table:table-cell office:value-type="float" office:value="0.230578" calcext:value-type="float">
            <text:p>0.230578</text:p>
          </table:table-cell>
          <table:table-cell office:value-type="string" calcext:value-type="string">
            <text:p>dtf-H-sal@neg </text:p>
          </table:table-cell>
          <table:table-cell office:value-type="float" office:value="0.115546" calcext:value-type="float">
            <text:p>0.115546</text:p>
          </table:table-cell>
          <table:table-cell office:value-type="float" office:value="0.0162365" calcext:value-type="float">
            <text:p>0.0162365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19:58:39.442777576</dc:date>
    <meta:document-statistic meta:table-count="1" meta:cell-count="200" meta:object-count="0"/>
    <meta:generator>LibreOffice/4.2.8.2$Linux_X86_64 LibreOffice_project/420m0$Build-2</meta:generator>
  </office:meta>
</office:document-meta>
</file>